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fo:font-weight="bold" officeooo:paragraph-rsid="000971e6" fo:background-color="#ffff6d" style:font-style-asian="italic" style:font-weight-asian="bold" style:font-style-complex="italic" style:font-weight-complex="bold"/>
    </style:style>
    <style:style style:name="P2" style:family="paragraph" style:parent-style-name="Text_20_body">
      <style:text-properties fo:font-style="italic" officeooo:rsid="000971e6" officeooo:paragraph-rsid="000971e6" fo:background-color="#ffff6d" style:font-style-asian="italic" style:font-style-complex="italic"/>
    </style:style>
    <style:style style:name="P3" style:family="paragraph" style:parent-style-name="Text_20_body">
      <style:text-properties fo:font-style="italic" officeooo:paragraph-rsid="000971e6" fo:background-color="#ffff6d" style:font-style-asian="italic" style:font-style-complex="italic"/>
    </style:style>
    <style:style style:name="P4" style:family="paragraph" style:parent-style-name="Text_20_body">
      <style:text-properties fo:font-style="italic" officeooo:paragraph-rsid="000ce593" fo:background-color="#ffff6d" style:font-style-asian="italic" style:font-style-complex="italic"/>
    </style:style>
    <style:style style:name="P5" style:family="paragraph" style:parent-style-name="Text_20_body">
      <style:text-properties fo:font-style="italic" officeooo:paragraph-rsid="000bad29" fo:background-color="#ffff6d" style:font-style-asian="italic" style:font-style-complex="italic"/>
    </style:style>
    <style:style style:name="P6" style:family="paragraph" style:parent-style-name="Text_20_body">
      <style:text-properties officeooo:paragraph-rsid="000bad29"/>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officeooo:paragraph-rsid="000971e6"/>
    </style:style>
    <style:style style:name="P9" style:family="paragraph" style:parent-style-name="Text_20_body">
      <style:text-properties fo:font-style="italic" fo:font-weight="bold" officeooo:rsid="0009fc2c" officeooo:paragraph-rsid="0009fc2c" fo:background-color="#ffff6d" style:font-style-asian="italic" style:font-weight-asian="bold" style:font-style-complex="italic" style:font-weight-complex="bold"/>
    </style:style>
    <style:style style:name="P10" style:family="paragraph" style:parent-style-name="Text_20_body">
      <style:text-properties fo:font-style="italic" officeooo:rsid="0009fc2c" officeooo:paragraph-rsid="0009fc2c" fo:background-color="#ffff6d" style:font-style-asian="italic" style:font-style-complex="italic"/>
    </style:style>
    <style:style style:name="P11" style:family="paragraph" style:parent-style-name="Text_20_body">
      <style:text-properties fo:font-style="normal" officeooo:rsid="0009fc2c" fo:background-color="transparent" style:font-style-asian="normal" style:font-style-complex="normal"/>
    </style:style>
    <style:style style:name="P12" style:family="paragraph" style:parent-style-name="Text_20_body">
      <style:text-properties fo:font-weight="bold" officeooo:rsid="000ce593" officeooo:paragraph-rsid="000ce593" style:font-weight-asian="bold" style:font-weight-complex="bold"/>
    </style:style>
    <style:style style:name="T1" style:family="text">
      <style:text-properties officeooo:rsid="000971e6"/>
    </style:style>
    <style:style style:name="T2" style:family="text">
      <style:text-properties officeooo:rsid="000ce593"/>
    </style:style>
    <style:style style:name="T3" style:family="text">
      <style:text-properties officeooo:rsid="000bad29"/>
    </style:style>
    <style:style style:name="T4" style:family="text">
      <style:text-properties officeooo:rsid="000cbe12"/>
    </style:style>
    <style:style style:name="T5" style:family="text">
      <style:text-properties fo:font-style="normal" fo:background-color="transparent" loext:char-shading-value="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terricht mit Kindern</text:p>
      <text:p text:style-name="P2">Während meiner Karriere als Deutschlehrer begegnen mir bei der Arbeit mit Kindern diese Kategorien besonders häufig. </text:p>
      <text:p text:style-name="P2">- Unterstützender Unterricht zusätzlich zum Schulunterricht oder vorbereitender Unterricht</text:p>
      <text:p text:style-name="P3">- <text:span text:style-name="T1">Unterricht mit Kindern um Sprachverlust zu vermeiden nachdem Deutschland verlassen wurde</text:span></text:p>
      <text:p text:style-name="P4">- <text:span text:style-name="T1">Unterricht mit Kindern mit </text:span>Autismusspektrumstörungen<text:span text:style-name="T1"> und/oder ADS bzw. ADHS</text:span></text:p>
      <text:p text:style-name="P5">In meiner Zeit auf Preply habe ich mehrfach mit Kindern gearbeitet. Häufig waren dort Kinder mit Autismus und Aufmerksamkeitsstörung dabei. Kinder zu unterrichten, ist besonders anspruchsvoll. Der Unterricht mit Kindern benötigt häufig Vor- und Nachbereitungszeit. <text:span text:style-name="T1">Leider habe ich es zu oft erlebt, dass Eltern ihre Kinder bei mir „parken“. Während es für den Unterricht mit Kindern, dessen Ziel es ist, nach einem Wegzug aus Deutschland den Erhalt der Deutschen Sprache zu gewährleisten, vollkommen okay ist, das Kind ohne regelmäßige gemeinsame Konsultationen zu mir in den Unterricht zu schicken, ist es für den Unterricht mit Kindern, die erhöhte Aufmerksamkeit benötigen absolut unabdingbar in regelmäßigen Abständen Gespräche</text:span> mit <text:span text:style-name="T1">den </text:span><text:s/>Eltern <text:span text:style-name="T1">zu führen</text:span>. <text:span text:style-name="T1">Dazu bitte ich Sie, falls sie Unterricht </text:span><text:span text:style-name="T2">bei</text:span><text:span text:style-name="T1"> mir Buchen und ein Kind mit besonderen Bedürfnissen, wie Autismus oder ADHS haben, mir eine Emailadresse zur Verfügung zu stellen, unter der ich sie konsultieren kann, </text:span><text:span text:style-name="T3">um den Fortschritt oder die Problem</text:span><text:span text:style-name="T2">e</text:span><text:span text:style-name="T3"> zu besprechen</text:span><text:span text:style-name="T1">, ohne dass das Kind dieses mitbekommt und sich Sorgen macht oder sich hintergangen fühlt.</text:span></text:p>
      <text:p text:style-name="P6"/>
      <text:p text:style-name="P6"><text:span text:style-name="Strong_20_Emphasis">Unterricht mit Kindern</text:span></text:p>
      <text:p text:style-name="Text_20_body">In meiner Arbeit mit Kindern begegnen mir vor allem drei Bereiche: unterstützender oder vorbereitender Unterricht zum Schulunterricht, Spracherhalt nach einem Wegzug aus Deutschland und Unterricht mit Kindern mit Autismusspektrumstörungen und/oder ADS bzw. ADHS.</text:p>
      <text:p text:style-name="Text_20_body">Kinder zu unterrichten ist besonders anspruchsvoll und erfordert oft zusätzliche Vor- und Nachbereitung. Bei Kindern mit besonderen Bedürfnissen ist mir der regelmäßige Austausch mit den Eltern besonders wichtig – um Fortschritte und Herausforderungen offen besprechen zu können, ohne dass das Kind sich Sorgen macht. Dafür bitte ich Sie, mir eine Emailadresse zur Verfügung zu stellen, unter der ich Sie zwischen den Stunden erreichen kann.</text:p>
      <text:p text:style-name="Text_20_body"/>
      <text:p text:style-name="P7">Tutoring Children</text:p>
      <text:p text:style-name="P7">In my work with children, I primarily encounter three areas: supportive or preparatory tutoring for school lessons, language maintenance after moving away from Germany, and tutoring children with autism spectrum disorders and/or ADD/ADHD.</text:p>
      <text:p text:style-name="P7"/>
      <text:p text:style-name="P7">Teaching children is particularly demanding and often requires additional preparation and follow-up. With children who have special needs, regular communication with parents is especially important to me – to be able to openly discuss progress and challenges without causing the child anxiety. For this reason, I would ask you to provide me with an email address where I can reach you between lessons.</text:p>
      <text:p text:style-name="P6"><text:soft-page-break/></text:p>
      <text:p text:style-name="P8"/>
      <text:p text:style-name="P9">Wortschatz- und Grammatiktraining</text:p>
      <text:p text:style-name="P10">Deutsch ist kein<text:span text:style-name="T2">e</text:span> einfache Sprache. Während viele andere Sprachen oft eine mehr oder weniger regelmäßige Aneinanderreihung von Wörtern sind, kann man dieses von der Deutschen Sprache nicht behaupten. Deutsch weist neben der komplexen Grammatik und Regeln viele Unregelmäßigkeiten auf. Dieses kann beim Lernenden schnell zu Frustration führen. Vor meiner Zeit als Deutschlehrer habe ich regelmäßig Gedächtnistechniken trainiert und vermittelt. Dazu gehörte unter anderem das schnelle Einprägen und korrekte Wiedergeben von Reihenfolgen von Spielkarten oder das Merken von langen Zahlenreihen. Diese Techniken lassen sich problemlos auf das Erlernen von Grammatik und das dauerhafte Einprägen von Vokabeln, besonders das Einprägen von Nomen und deren Artikel anwenden. Schüler, die mit mir mit diesen Techniken gearbeitet haben, haben häufig sehr schnelle Erfolge erzielt und schnell ein tieferes Verständnis für die Grammatik und damit für die Deutsche Sprache entwickelt.<text:line-break/><text:span text:style-name="T4">Falls Sie sich für das gezielte Training in dieser Richtung interessieren, sprechen Sie mich bitte auf dieses Thema an.</text:span></text:p>
      <text:p text:style-name="P10"/>
      <text:p text:style-name="P10"><text:span text:style-name="Strong_20_Emphasis"><text:span text:style-name="T5">Wortschatz- und Grammatiktraining</text:span></text:span></text:p>
      <text:p text:style-name="P11">Deutsch ist keine einfache Sprache. Neben der komplexen Grammatik gibt es viele Unregelmäßigkeiten, die schnell zu Frustration führen können.</text:p>
      <text:p text:style-name="P11">Ich setze im Unterricht gezielte Gedächtnistechniken ein, die ich vor meiner Zeit als Deutschlehrer intensiv trainiert und vermittelt habe. Diese Techniken lassen sich besonders gut auf das dauerhafte Einprägen von Vokabeln, Artikeln und Grammatikregeln anwenden. Schüler, die damit gearbeitet haben, erzielten häufig schnelle Erfolge und entwickelten ein tieferes Verständnis für die Sprache. Wenn Sie sich dafür interessieren, sprechen Sie mich gerne darauf an.</text:p>
      <text:p text:style-name="P10"/>
      <text:p text:style-name="P12">Vocabulary and Grammar Training</text:p>
      <text:p text:style-name="P12"/>
      <text:p text:style-name="P12">German is not an easy language. Besides its complex grammar, there are many irregularities that can quickly lead to frustration.</text:p>
      <text:p text:style-name="P12"/>
      <text:p text:style-name="P12">In my lessons, I use targeted memory techniques that I practiced and taught extensively before becoming a German teacher. These techniques are particularly effective for the long-term memorization of vocabulary, articles, and grammar rules. Students who have worked with them often achieve rapid success and develop a deeper understanding of the language. If you are interested, please feel free to ask me about it.</text:p>
      <text:p text:style-name="P12"/>
      <text:p text:style-name="P8"/>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6T21:47:15.890905300</meta:creation-date>
    <dc:date>2026-04-26T22:30:28.024474100</dc:date>
    <meta:editing-duration>PT32M18S</meta:editing-duration>
    <meta:editing-cycles>8</meta:editing-cycles>
    <meta:generator>LibreOffice/25.8.3.2$Windows_X86_64 LibreOffice_project/8ca8d55c161d602844f5428fa4b58097424e324e</meta:generator>
    <meta:document-statistic meta:table-count="0" meta:image-count="0" meta:object-count="0" meta:page-count="2" meta:paragraph-count="20" meta:word-count="741" meta:character-count="5224" meta:non-whitespace-character-count="4499"/>
  </office:meta>
</office:document-meta>
</file>